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1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 Semibold" fo:font-size="28pt" fo:font-style="normal" fo:text-shadow="none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4" style:family="text">
      <style:text-properties fo:color="#000000" style:font-name="Segoe UI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color="#ffffff" style:font-name="Segoe UI" fo:font-size="26pt" fo:text-shadow="1pt 1pt" fo:font-weight="normal" style:font-name-asian="Segoe UI1" style:font-size-asian="26pt" style:font-weight-asian="normal" style:font-name-complex="Segoe UI1" style:font-size-complex="26pt" style:font-weight-complex="normal"/>
    </style:style>
    <style:style style:name="T7" style:family="text">
      <style:text-properties fo:color="#000000" style:font-name="Segoe UI Semibold" fo:font-size="20pt" fo:text-shadow="none" fo:font-weight="normal" style:font-name-asian="Segoe UI1" style:font-size-asian="20pt" style:font-weight-asian="normal" style:font-name-complex="Segoe UI1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664cm">
          <draw:text-box>
            <text:p text:style-name="P1"><text:span text:style-name="T1">HYMN #413</text:span></text:p>
            <text:p text:style-name="P1"><text:span text:style-name="T2">“</text:span><text:span text:style-name="T2">O Wondrous Type! O Vision Fair” </text:span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4cm" svg:height="7.011cm" svg:x="1.27cm" svg:y="0.615cm">
          <draw:text-box>
            <text:p text:style-name="P1"><text:span text:style-name="T4">1. </text:span><text:span text:style-name="T5">O wondrous type! O vision fair</text:span><text:span text:style-name="T5"><text:line-break/></text:span><text:span text:style-name="T5">Of glory that the Church may share,</text:span><text:span text:style-name="T5"><text:line-break/></text:span><text:span text:style-name="T5">Which Christ upon the mountain shows,</text:span><text:span text:style-name="T5"><text:line-break/></text:span><text:span text:style-name="T5">Where brighter than the sun He glow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4" draw:layer="layout" svg:width="25.4cm" svg:height="7.011cm" svg:x="1.27cm" svg:y="0.517cm">
          <draw:text-box>
            <text:p text:style-name="P1"><text:span text:style-name="T4">2.</text:span><text:span text:style-name="T4"><text:tab/></text:span><text:span text:style-name="T5">With Moses and Elijah nigh</text:span><text:span text:style-name="T5"><text:line-break/></text:span><text:span text:style-name="T5">The_incarnate Lord holds converse high;</text:span><text:span text:style-name="T5"><text:line-break/></text:span><text:span text:style-name="T5">And from the cloud the Holy One</text:span><text:span text:style-name="T5"><text:line-break/></text:span><text:span text:style-name="T5">Bears record to the only S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4" draw:layer="layout" svg:width="25.4cm" svg:height="7.011cm" svg:x="1.27cm" svg:y="0.609cm">
          <draw:text-box>
            <text:p text:style-name="P1"><text:span text:style-name="T4">3.</text:span><text:span text:style-name="T4"><text:tab/></text:span><text:span text:style-name="T5">With shining face and bright array</text:span><text:span text:style-name="T5"><text:line-break/></text:span><text:span text:style-name="T5">Christ deigns to manifest today</text:span><text:span text:style-name="T5"><text:line-break/></text:span><text:span text:style-name="T5">What glory shall be theirs above</text:span><text:span text:style-name="T5"><text:line-break/></text:span><text:span text:style-name="T5">Who joy in God with perfect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4" draw:layer="layout" svg:width="25.4cm" svg:height="7.011cm" svg:x="1.27cm" svg:y="0.615cm">
          <draw:text-box>
            <text:p text:style-name="P1"><text:span text:style-name="T4">4.</text:span><text:span text:style-name="T4"><text:tab/></text:span><text:span text:style-name="T5">And faithful hearts are raised on high</text:span><text:span text:style-name="T5"><text:line-break/></text:span><text:span text:style-name="T5">By this great vision’s mystery,</text:span><text:span text:style-name="T5"><text:line-break/></text:span><text:span text:style-name="T5">For which in joyful strains we raise</text:span><text:span text:style-name="T5"><text:line-break/></text:span><text:span text:style-name="T5">The voice of prayer, the hymn of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4" draw:text-style-name="P6" draw:layer="layout" svg:width="25.4cm" svg:height="11.167cm" svg:x="1.319cm" svg:y="0.517cm">
          <draw:text-box>
            <text:p text:style-name="P1"><text:span text:style-name="T4">5.</text:span><text:span text:style-name="T4"><text:tab/></text:span><text:span text:style-name="T5">O Father, with the_eternal Son</text:span><text:span text:style-name="T5"><text:line-break/></text:span><text:span text:style-name="T5">And Holy Spirit ever one,</text:span><text:span text:style-name="T5"><text:line-break/></text:span><text:span text:style-name="T5">We pray Thee, bring us by Thy grace</text:span><text:span text:style-name="T5"><text:line-break/></text:span><text:span text:style-name="T5">To see Thy glory face to face.</text:span></text:p>
            <text:p text:style-name="P5"><text:span text:style-name="T6"><text:line-break/></text:span><text:span text:style-name="T6"/></text:p>
            <text:p text:style-name="P5"><text:span text:style-name="T7"><text:s text:c="19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0T20:50:34.093000000</meta:creation-date>
    <dc:title>Hymn template</dc:title>
    <meta:editing-duration>PT22M11S</meta:editing-duration>
    <meta:editing-cycles>13</meta:editing-cycles>
    <meta:generator>LibreOffice/6.1.3.2$Windows_X86_64 LibreOffice_project/86daf60bf00efa86ad547e59e09d6bb77c699acb</meta:generator>
    <meta:initial-creator>Arthur Hoch</meta:initial-creator>
    <dc:date>2019-02-26T21:50:43.907000000</dc:date>
    <meta:document-statistic meta:object-count="112"/>
    <meta:template xlink:type="simple" xlink:actuate="onRequest" xlink:title="Hymn template" xlink:href="../../AppData/Roaming/LibreOffice/4/user/template/Worship%20Templsates/Hymn%20template.otp" meta:date="2015-02-10T20:50:33.781000000"/>
  </office:meta>
</office:document-meta>
</file>